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style:font-name="DejaVu Sans Mono1" fo:font-size="10pt" fo:font-weight="bold" officeooo:rsid="005232cc" officeooo:paragraph-rsid="0057708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9b52e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cef2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0dfc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5dd6f8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117ba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232cc" officeooo:paragraph-rsid="0063200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Sans Mono1" fo:font-size="10pt" fo:font-weight="bold" officeooo:rsid="00577086" officeooo:paragraph-rsid="005909a3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Linux Libertine O" officeooo:rsid="0056cda3" officeooo:paragraph-rsid="0056cda3"/>
    </style:style>
    <style:style style:name="P13" style:family="paragraph" style:parent-style-name="Standard">
      <style:text-properties style:font-name="Linux Libertine O" officeooo:rsid="00577086" officeooo:paragraph-rsid="00577086"/>
    </style:style>
    <style:style style:name="P14" style:family="paragraph" style:parent-style-name="Standard">
      <style:text-properties style:font-name="Linux Libertine O" officeooo:rsid="005dd6f8" officeooo:paragraph-rsid="005dd6f8"/>
    </style:style>
    <style:style style:name="P15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5232cc" officeooo:paragraph-rsid="006117b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nux Libertine O" fo:font-size="10pt" fo:font-weight="bold" officeooo:rsid="005dd6f8" officeooo:paragraph-rsid="0063200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Linux Libertine O" officeooo:rsid="0064cc54" officeooo:paragraph-rsid="0064cc54"/>
    </style:style>
    <style:style style:name="P18" style:family="paragraph" style:parent-style-name="Standard">
      <style:text-properties style:font-name="Linux Libertine O" officeooo:rsid="0065d54e" officeooo:paragraph-rsid="0065d54e"/>
    </style:style>
    <style:style style:name="P19" style:family="paragraph" style:parent-style-name="Standard">
      <style:paragraph-properties fo:text-align="justify" style:justify-single-word="false"/>
      <style:text-properties officeooo:rsid="004bde7c" officeooo:paragraph-rsid="005d0dfc"/>
    </style:style>
    <style:style style:name="P20" style:family="paragraph" style:parent-style-name="Standard">
      <style:paragraph-properties fo:text-align="justify" style:justify-single-word="false"/>
      <style:text-properties officeooo:paragraph-rsid="0041665f"/>
    </style:style>
    <style:style style:name="P21" style:family="paragraph" style:parent-style-name="Standard">
      <style:paragraph-properties fo:text-align="justify" style:justify-single-word="false"/>
      <style:text-properties officeooo:paragraph-rsid="005909a3"/>
    </style:style>
    <style:style style:name="P22" style:family="paragraph" style:parent-style-name="Standard">
      <style:text-properties officeooo:rsid="0056cda3" officeooo:paragraph-rsid="0059b52e"/>
    </style:style>
    <style:style style:name="P23" style:family="paragraph" style:parent-style-name="Standard">
      <style:text-properties officeooo:rsid="0056cda3" officeooo:paragraph-rsid="005cef28"/>
    </style:style>
    <style:style style:name="P24" style:family="paragraph" style:parent-style-name="Standard">
      <style:text-properties officeooo:rsid="0056cda3" officeooo:paragraph-rsid="005d0dfc"/>
    </style:style>
    <style:style style:name="P25" style:family="paragraph" style:parent-style-name="Standard">
      <style:text-properties officeooo:rsid="00577086" officeooo:paragraph-rsid="00577086"/>
    </style:style>
    <style:style style:name="P26" style:family="paragraph" style:parent-style-name="Standard">
      <style:paragraph-properties fo:text-align="justify" style:justify-single-word="false"/>
      <style:text-properties officeooo:rsid="00577086" officeooo:paragraph-rsid="00577086"/>
    </style:style>
    <style:style style:name="P27" style:family="paragraph" style:parent-style-name="Standard">
      <style:paragraph-properties fo:text-align="justify" style:justify-single-word="false"/>
      <style:text-properties officeooo:rsid="0059b4d0" officeooo:paragraph-rsid="0059b4d0"/>
    </style:style>
    <style:style style:name="P28" style:family="paragraph" style:parent-style-name="Standard">
      <style:text-properties officeooo:rsid="005dd6f8" officeooo:paragraph-rsid="005dd6f8"/>
    </style:style>
    <style:style style:name="P29" style:family="paragraph" style:parent-style-name="Standard">
      <style:text-properties officeooo:rsid="005dd6f8" officeooo:paragraph-rsid="006117ba"/>
    </style:style>
    <style:style style:name="P30" style:family="paragraph" style:parent-style-name="Standard">
      <style:text-properties officeooo:rsid="005f4f5a" officeooo:paragraph-rsid="005f4f5a"/>
    </style:style>
    <style:style style:name="P31" style:family="paragraph" style:parent-style-name="Standard">
      <style:text-properties officeooo:rsid="00632001" officeooo:paragraph-rsid="00632001"/>
    </style:style>
    <style:style style:name="P32" style:family="paragraph" style:parent-style-name="Standard">
      <style:paragraph-properties fo:text-align="justify" style:justify-single-word="false"/>
      <style:text-properties officeooo:rsid="00659f2c" officeooo:paragraph-rsid="00659f2c"/>
    </style:style>
    <style:style style:name="P33" style:family="paragraph" style:parent-style-name="Standard">
      <style:text-properties style:text-underline-style="solid" style:text-underline-width="auto" style:text-underline-color="font-color" officeooo:rsid="0059b4d0" officeooo:paragraph-rsid="005dd6f8"/>
    </style:style>
    <style:style style:name="P34" style:family="paragraph" style:parent-style-name="Heading_20_3">
      <style:text-properties officeooo:paragraph-rsid="005d0dfc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Standard">
      <style:text-properties officeooo:rsid="004156af" officeooo:paragraph-rsid="004156af"/>
    </style:style>
    <style:style style:name="P3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59b52e"/>
    </style:style>
    <style:style style:name="P38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4dbd9"/>
    </style:style>
    <style:style style:name="T3" style:family="text">
      <style:text-properties officeooo:rsid="0020fa32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525c40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66628b" style:font-size-asian="9pt" style:font-weight-asian="bold" style:font-name-complex="Arial1" style:font-size-complex="9pt" style:font-weight-complex="bold"/>
    </style:style>
    <style:style style:name="T9" style:family="text">
      <style:text-properties fo:color="#0000ff" style:font-name="Liberation Sans1" fo:font-size="9pt" fo:font-weight="bold" officeooo:rsid="006b9ade" style:font-size-asian="9pt" style:font-weight-asian="bold" style:font-name-complex="Arial1" style:font-size-complex="9pt" style:font-weight-complex="bold"/>
    </style:style>
    <style:style style:name="T10" style:family="text">
      <style:text-properties officeooo:rsid="004bde7c"/>
    </style:style>
    <style:style style:name="T11" style:family="text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DejaVu Sans Mono1" fo:font-size="10pt" fo:font-weight="bold" officeooo:rsid="004bde7c" style:font-size-asian="10pt" style:font-weight-asian="bold" style:font-size-complex="10pt" style:font-weight-complex="bold"/>
    </style:style>
    <style:style style:name="T13" style:family="text">
      <style:text-properties style:font-name="DejaVu Sans Mono1" fo:font-size="10pt" fo:font-weight="bold" officeooo:rsid="005232cc" style:font-size-asian="10pt" style:font-weight-asian="bold" style:font-size-complex="10pt" style:font-weight-complex="bold"/>
    </style:style>
    <style:style style:name="T14" style:family="text">
      <style:text-properties style:font-name="DejaVu Sans Mono1" fo:font-size="10pt" fo:font-weight="bold" officeooo:rsid="005d0dfc" style:font-size-asian="10pt" style:font-weight-asian="bold" style:font-size-complex="10pt" style:font-weight-complex="bold"/>
    </style:style>
    <style:style style:name="T15" style:family="text">
      <style:text-properties style:font-name="DejaVu Sans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style:font-name="Linux Libertine O"/>
    </style:style>
    <style:style style:name="T17" style:family="text">
      <style:text-properties style:font-name="Linux Libertine O" officeooo:rsid="00167c96"/>
    </style:style>
    <style:style style:name="T18" style:family="text">
      <style:text-properties style:font-name="Linux Libertine O" officeooo:rsid="0041665f"/>
    </style:style>
    <style:style style:name="T19" style:family="text">
      <style:text-properties style:font-name="Linux Libertine O" officeooo:rsid="001744a1"/>
    </style:style>
    <style:style style:name="T20" style:family="text">
      <style:text-properties style:font-name="Linux Libertine O" officeooo:rsid="0059b52e"/>
    </style:style>
    <style:style style:name="T21" style:family="text">
      <style:text-properties style:font-name="Linux Libertine O" officeooo:rsid="005d0dfc"/>
    </style:style>
    <style:style style:name="T22" style:family="text">
      <style:text-properties style:font-name="Linux Libertine O" officeooo:rsid="005dd6f8"/>
    </style:style>
    <style:style style:name="T23" style:family="text">
      <style:text-properties style:font-size-asian="10pt" style:font-weight-asian="bold" style:font-size-complex="10pt" style:font-weight-complex="bold"/>
    </style:style>
    <style:style style:name="T24" style:family="text">
      <style:text-properties officeooo:rsid="005909a3" style:font-size-asian="10pt" style:font-weight-asian="bold" style:font-size-complex="10pt" style:font-weight-complex="bold"/>
    </style:style>
    <style:style style:name="T25" style:family="text">
      <style:text-properties officeooo:rsid="0059d6a1"/>
    </style:style>
    <style:style style:name="T26" style:family="text">
      <style:text-properties officeooo:rsid="005b26a7"/>
    </style:style>
    <style:style style:name="T27" style:family="text">
      <style:text-properties officeooo:rsid="005cef28"/>
    </style:style>
    <style:style style:name="T28" style:family="text">
      <style:text-properties officeooo:rsid="005d0dfc"/>
    </style:style>
    <style:style style:name="T29" style:family="text">
      <style:text-properties officeooo:rsid="006117ba"/>
    </style:style>
    <style:style style:name="T30" style:family="text">
      <style:text-properties officeooo:rsid="00659f2c"/>
    </style:style>
    <style:style style:name="T3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Uso <text:span text:style-name="T3">de Docker Machine</text:span></text:h>
      <text:p text:style-name="Heading_20_2">Preparar el <text:span text:style-name="T31">entorno</text:span> de trabajo</text:p>
      <text:p text:style-name="P36">Instalar Docker Machine según la bitácora en el sitio de la cátedra.</text:p>
      <text:p text:style-name="Heading_20_2">Comandos básicos de <text:span text:style-name="T10">Docker Machine</text:span></text:p>
      <text:p text:style-name="P20"><text:span text:style-name="T17">Ejecute </text:span><text:span text:style-name="T18">los siguientes comando</text:span><text:span text:style-name="T17"> en una consola </text:span><text:span text:style-name="T19">y explique que es lo que hacen usando la documentación de Docker.</text:span></text:p>
      <text:p text:style-name="Heading_20_3">Crear una máquina</text:p>
      <text:p text:style-name="P12">Para crear una máquina utilizar el comando:</text:p>
      <text:p text:style-name="P4">docker-machine create machine1</text:p>
      <text:p text:style-name="P12"/>
      <text:p text:style-name="P13">Podemos observar el host recién creado mediante</text:p>
      <text:p text:style-name="P25"><text:span text:style-name="T12">docker-</text:span><text:span text:style-name="T11">machine ls</text:span><text:span text:style-name="T12"> </text:span></text:p>
      <text:p text:style-name="P20"/>
      <text:p text:style-name="P26">Analice y explique las demás opciones del comando <text:span text:style-name="T15">create</text:span> de docker-ma<text:span text:style-name="T26">c</text:span>hine analiz<text:span text:style-name="T25">a</text:span>ndo la salida de:</text:p>
      <text:p text:style-name="P26"><text:span text:style-name="T12">docker-</text:span><text:span text:style-name="T11">machine create | less</text:span></text:p>
      <text:p text:style-name="P20"/>
      <text:p text:style-name="P26">Qué otros drivers hay además de VirtualBox?</text:p>
      <text:p text:style-name="P20"/>
      <text:p text:style-name="P26">Para ejecutar containers dentro de la machine creada, debemos <text:span text:style-name="T30">especificarla</text:span> de manera que el comando docker sepa cuál es la máquina activa:</text:p>
      <text:p text:style-name="P21"><text:span text:style-name="Source_20_Text"><text:span text:style-name="T23">docker-machine env </text:span></text:span><text:span text:style-name="Source_20_Text"><text:span text:style-name="T24">machine1</text:span></text:span></text:p>
      <text:p text:style-name="P21"><text:span text:style-name="Source_20_Text"><text:span text:style-name="T24">eval $(docker-machine env machine1)</text:span></text:span></text:p>
      <text:p text:style-name="P11"/>
      <text:p text:style-name="P27">De aquí en adelante cada vez que ejecutemos docker lo hará en machine1. </text:p>
      <text:p text:style-name="P27">Si corremos:</text:p>
      <text:p text:style-name="P27"><text:span text:style-name="Source_20_Text"><text:span text:style-name="T23">docker</text:span></text:span><text:span text:style-name="Source_20_Text"><text:span text:style-name="T24"> </text:span></text:span><text:span text:style-name="Source_20_Text"><text:span text:style-name="T23">ps -a</text:span></text:span></text:p>
      <text:p text:style-name="P27">No veremos ninguno de los containers del práctico anterior, ya que el comando docker se ejecutó dentro de machine1</text:p>
      <text:p text:style-name="P27"/>
      <text:p text:style-name="P32">Para determinar cuál es la máquina activa utilizar:</text:p>
      <text:p text:style-name="P32"><text:span text:style-name="Source_20_Text"><text:span text:style-name="T23">docker-machine active</text:span></text:span></text:p>
      <text:p text:style-name="Heading_20_3"/>
      <text:p text:style-name="P35"><text:span text:style-name="T27">Iniciar, d</text:span>etener, <text:span text:style-name="T27">reiniciar</text:span> la machine</text:p>
      <text:p text:style-name="P22"><text:span text:style-name="T16">Para <text:s/></text:span><text:span text:style-name="T20">detener la</text:span><text:span text:style-name="T16"> máqu</text:span><text:span text:style-name="T20">ina creada anteriormente</text:span><text:span text:style-name="T16"> utilizar el comando:</text:span></text:p>
      <text:p text:style-name="P5">docker-machine stop machine1</text:p>
      <text:p text:style-name="P37"/>
      <text:p text:style-name="P22"><text:span text:style-name="T16">Para </text:span><text:span text:style-name="T20"><text:s/>la</text:span><text:span text:style-name="T16"> máqu</text:span><text:span text:style-name="T20">ina creada anteriormente</text:span><text:span text:style-name="T16"> utilizar el comando:</text:span></text:p>
      <text:p text:style-name="P5">docker-machine start machine1</text:p>
      <text:p text:style-name="P27"/>
      <text:p text:style-name="P23"><text:span text:style-name="T16">Para </text:span><text:span text:style-name="T20"><text:s/>la</text:span><text:span text:style-name="T16"> máqu</text:span><text:span text:style-name="T20">ina creada anteriormente</text:span><text:span text:style-name="T16"> utilizar el comando:</text:span></text:p>
      <text:p text:style-name="P6">docker-machine restart machine1</text:p>
      <text:p text:style-name="P34"><text:span text:style-name="T28">Ver información</text:span> la machine</text:p>
      <text:p text:style-name="P24"><text:span text:style-name="T16">Para <text:s/></text:span><text:span text:style-name="T21">ver </text:span><text:span text:style-name="T22">información</text:span><text:span text:style-name="T20"> </text:span><text:span text:style-name="T21">de la machine</text:span><text:span text:style-name="T16"> utilizar:</text:span></text:p>
      <text:p text:style-name="P7">docker-machine config machine1</text:p>
      <text:p text:style-name="P7">docker-machine ip machine1</text:p>
      <text:p text:style-name="P19"><text:span text:style-name="T13">docker-machine </text:span><text:span text:style-name="T14">status</text:span><text:span text:style-name="T13"> machine1</text:span></text:p>
      <text:p text:style-name="Heading_20_3">Otros comandos</text:p>
      <text:p text:style-name="P28"/>
      <text:p text:style-name="P28">Ingresar a la shell de la machine</text:p>
      <text:p text:style-name="P8">docker-machine ssh machine1</text:p>
      <text:p text:style-name="P28"/>
      <text:p text:style-name="P30">Copiar archivos entre dos machines</text:p>
      <text:p text:style-name="P8">docker-machine scp machine1:/tmp/archivo.txt machine2:/tmp/archivo.txt</text:p>
      <text:p text:style-name="P14"/>
      <text:p text:style-name="P29"><text:span text:style-name="T29">Eliminar un</text:span>a machine</text:p>
      <text:p text:style-name="P9">docker-machine rm machine1</text:p>
      <text:p text:style-name="P15"/>
      <text:p text:style-name="Heading_20_2">Ejecutar containers en machines remotas</text:p>
      <text:p text:style-name="Standard"/>
      <text:p text:style-name="P31">Utilizando el driver generic es posible crear y administrar machines en equipos remotos (vía SSH)</text:p>
      <text:p text:style-name="P10">docker-machine create --driver generic --generic-ip-address 1.2.3.4 <text:s/></text:p>
      <text:p text:style-name="P16"/>
      <text:p text:style-name="P17">Además es posible crear machines en las nubes más ṕopulares (AWS, Azure, Google Computing Engine, etc.)</text:p>
      <text:p text:style-name="P14"/>
      <text:p text:style-name="P18">Repetir la última parte del Laboratorio 8 en <text:span text:style-name="T31">al</text:span> menos dos machines. 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Bitstream Vera Sans Mono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ld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DejaVu Sans Mono" fo:font-family="'DejaVu Sans Mono'" style:font-style-name="Bold" style:font-family-generic="modern" style:font-pitch="fixed" fo:font-size="10pt" fo:font-weight="bold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4156af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4dbd9"/>
    </style:style>
    <style:style style:name="MT3" style:family="text">
      <style:text-properties officeooo:rsid="0020fa32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525c40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6b9ade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10</text:span> - Uso <text:span text:style-name="MT3">de</text:span> <text:span text:style-name="MT2">Docker Machine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0 - Docker Machine</dc:title>
    <dc:subject>Docker Machine</dc:subject>
    <meta:initial-creator>Gabriel </meta:initial-creator>
    <meta:creation-date>2015-03-25T17:24:42.108309479</meta:creation-date>
    <dc:language>en-US</dc:language>
    <meta:editing-cycles>64</meta:editing-cycles>
    <meta:editing-duration>P2DT7H36M47S</meta:editing-duration>
    <dc:date>2019-05-22T17:13:21.427038321</dc:date>
    <meta:keyword>consolidacion tics containers docker machine</meta:keyword>
    <meta:document-statistic meta:table-count="0" meta:image-count="0" meta:object-count="0" meta:page-count="2" meta:paragraph-count="49" meta:word-count="335" meta:character-count="2274" meta:non-whitespace-character-count="1981"/>
    <meta:user-defined meta:name="Info 1"/>
    <meta:user-defined meta:name="Info 2"/>
    <meta:user-defined meta:name="Info 3"/>
    <meta:user-defined meta:name="Info 4"/>
  </office:meta>
</office:document-meta>
</file>